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mall Open Office Word Doc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oby Osbourn</meta:initial-creator>
    <meta:creation-date>2015-03-28T11:00:55</meta:creation-date>
    <meta:document-statistic meta:table-count="0" meta:image-count="0" meta:object-count="0" meta:page-count="1" meta:paragraph-count="1" meta:word-count="5" meta:character-count="27"/>
    <dc:date>2015-03-28T11:01:22</dc:date>
    <dc:creator>Toby Osbourn</dc:creator>
    <meta:editing-duration>PT28S</meta:editing-duration>
    <meta:editing-cycles>1</meta:editing-cycles>
    <meta:generator>OpenOffice/4.1.1$Unix OpenOffice.org_project/411m6$Build-9775</meta:generator>
  </office:meta>
</office:document-meta>
</file>